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7.034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113"/>
    <style:style style:name="ce6" style:family="table-cell" style:parent-style-name="Default" style:data-style-name="N10113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" style:family="table-cell" style:parent-style-name="Default" style:data-style-name="N1011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/>
    </style:style>
    <style:style style:name="ce8" style:family="table-cell" style:parent-style-name="Default" style:data-style-name="N10113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T_Moni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erence</text:p>
          </table:table-cell>
          <table:table-cell table:style-name="ce6" office:value-type="string" calcext:value-type="string">
            <text:p>Cost per Unit (inc. VAT)</text:p>
          </table:table-cell>
          <table:table-cell table:style-name="ce1" office:value-type="string" calcext:value-type="string">
            <text:p>Min order Oty</text:p>
          </table:table-cell>
          <table:table-cell table:style-name="ce1" office:value-type="string" calcext:value-type="string">
            <text:p>Total (inc. VAT)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T1</text:p>
          </table:table-cell>
          <table:table-cell table:style-name="ce2" office:value-type="string" calcext:value-type="string">
            <text:p>Battery Holder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219-7960</text:p>
          </table:table-cell>
          <table:table-cell table:style-name="ce7" office:value-type="currency" office:currency="ZAR" office:value="21.83" calcext:value-type="currency">
            <text:p>R 21,83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G4]*[.H4]" office:value-type="currency" office:currency="ZAR" office:value="109.15" calcext:value-type="currency">
            <text:p>R 109,15</text:p>
          </table:table-cell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3V - Coin Cell Battery (CR2032)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457-4757 </text:p>
          </table:table-cell>
          <table:table-cell table:style-name="ce7" office:value-type="currency" office:currency="ZAR" office:value="40.12" calcext:value-type="currency">
            <text:p>R 40,1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G5]*[.H5]" office:value-type="currency" office:currency="ZAR" office:value="40.12" calcext:value-type="currency">
            <text:p>R 40,12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18pF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648-0935 </text:p>
          </table:table-cell>
          <table:table-cell table:style-name="ce7" office:value-type="currency" office:currency="ZAR" office:value="0.94" calcext:value-type="currency">
            <text:p>R 0,9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[.G6]*[.H6]" office:value-type="currency" office:currency="ZAR" office:value="9.4" calcext:value-type="currency">
            <text:p>R 9,40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, C4, C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RS Components</text:p>
          </table:table-cell>
          <table:table-cell table:style-name="ce4" office:value-type="string" calcext:value-type="string">
            <text:p>648-0957 </text:p>
          </table:table-cell>
          <table:table-cell table:style-name="ce7" office:value-type="currency" office:currency="ZAR" office:value="0.63" calcext:value-type="currency">
            <text:p>R 0,6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[.G7]*[.H7]" office:value-type="currency" office:currency="ZAR" office:value="6.3" calcext:value-type="currency">
            <text:p>R 6,30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6, C7, C8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691-1161 </text:p>
          </table:table-cell>
          <table:table-cell table:style-name="ce7" office:value-type="currency" office:currency="ZAR" office:value="1.59" calcext:value-type="currency">
            <text:p>R 1,59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[.G8]*[.H8]" office:value-type="currency" office:currency="ZAR" office:value="15.9" calcext:value-type="currency">
            <text:p>R 15,90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, R2, R3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213-2367</text:p>
          </table:table-cell>
          <table:table-cell table:style-name="ce7" office:value-type="currency" office:currency="ZAR" office:value="0.51" calcext:value-type="currency">
            <text:p>R 0,51</text:p>
          </table:table-cell>
          <table:table-cell table:style-name="ce2" office:value-type="float" office:value="50" calcext:value-type="float">
            <text:p>50</text:p>
          </table:table-cell>
          <table:table-cell table:style-name="ce7" table:formula="of:=[.G9]*[.H9]" office:value-type="currency" office:currency="ZAR" office:value="25.5" calcext:value-type="currency">
            <text:p>R 25,50</text:p>
          </table:table-cell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, R5, R6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213-2222 </text:p>
          </table:table-cell>
          <table:table-cell table:style-name="ce7" office:value-type="currency" office:currency="ZAR" office:value="0.26" calcext:value-type="currency">
            <text:p>R 0,26</text:p>
          </table:table-cell>
          <table:table-cell table:style-name="ce2" office:value-type="float" office:value="50" calcext:value-type="float">
            <text:p>50</text:p>
          </table:table-cell>
          <table:table-cell table:style-name="ce7" table:formula="of:=[.G10]*[.H10]" office:value-type="currency" office:currency="ZAR" office:value="13" calcext:value-type="currency">
            <text:p>R 13,00</text:p>
          </table:table-cell>
          <table:table-cell table:style-name="ce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7, R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740-9072 </text:p>
          </table:table-cell>
          <table:table-cell table:style-name="ce7" office:value-type="currency" office:currency="ZAR" office:value="0.18" calcext:value-type="currency">
            <text:p>R 0,18</text:p>
          </table:table-cell>
          <table:table-cell table:style-name="ce2" office:value-type="float" office:value="50" calcext:value-type="float">
            <text:p>50</text:p>
          </table:table-cell>
          <table:table-cell table:style-name="ce7" table:formula="of:=[.G11]*[.H11]" office:value-type="currency" office:currency="ZAR" office:value="9" calcext:value-type="currency">
            <text:p>R 9,00</text:p>
          </table:table-cell>
          <table:table-cell table:style-name="ce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1, SW2</text:p>
          </table:table-cell>
          <table:table-cell table:style-name="ce2" office:value-type="string" calcext:value-type="string">
            <text:p>SW_SPST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785-6434 </text:p>
          </table:table-cell>
          <table:table-cell table:style-name="ce7" office:value-type="currency" office:currency="ZAR" office:value="11.44" calcext:value-type="currency">
            <text:p>R 11,4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G12]*[.H12]" office:value-type="currency" office:currency="ZAR" office:value="22.88" calcext:value-type="currency">
            <text:p>R 22,88</text:p>
          </table:table-cell>
          <table:table-cell table:style-name="ce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AX30205MTA+T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190-1372 </text:p>
          </table:table-cell>
          <table:table-cell table:style-name="ce7" office:value-type="currency" office:currency="ZAR" office:value="53.19" calcext:value-type="currency">
            <text:p>R 53,19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G13]*[.H13]" office:value-type="currency" office:currency="ZAR" office:value="265.95" calcext:value-type="currency">
            <text:p>R 265,95</text:p>
          </table:table-cell>
          <table:table-cell table:style-name="ce2" office:value-type="string" calcext:value-type="string">
            <text:p>21-0137_T833+2_MXM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QANTEK 32.768kHz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814-9383 </text:p>
          </table:table-cell>
          <table:table-cell table:style-name="ce7" office:value-type="currency" office:currency="ZAR" office:value="4.82" calcext:value-type="currency">
            <text:p>R 4,8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[.G14]*[.H14]" office:value-type="currency" office:currency="ZAR" office:value="48.2" calcext:value-type="currency">
            <text:p>R 48,20</text:p>
          </table:table-cell>
          <table:table-cell table:style-name="ce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OLED Screen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225-6195 </text:p>
          </table:table-cell>
          <table:table-cell table:style-name="ce7" office:value-type="currency" office:currency="ZAR" office:value="129.6" calcext:value-type="currency">
            <text:p>R 129,60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G15]*[.H15]" office:value-type="currency" office:currency="ZAR" office:value="129.6" calcext:value-type="currency">
            <text:p>R 129,60</text:p>
          </table:table-cell>
          <table:table-cell table:style-name="ce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oltage Regulator (3,3V)</text:p>
          </table:table-cell>
          <table:table-cell table:style-name="ce2" office:value-type="string" calcext:value-type="string">
            <text:p>RS Components</text:p>
          </table:table-cell>
          <table:table-cell table:style-name="ce3" office:value-type="string" calcext:value-type="string">
            <text:p>911-3332 </text:p>
          </table:table-cell>
          <table:table-cell table:style-name="ce7" office:value-type="currency" office:currency="ZAR" office:value="1.61" calcext:value-type="currency">
            <text:p>R 1,61</text:p>
          </table:table-cell>
          <table:table-cell table:style-name="ce2" office:value-type="float" office:value="50" calcext:value-type="float">
            <text:p>50</text:p>
          </table:table-cell>
          <table:table-cell table:style-name="ce7" table:formula="of:=[.G16]*[.H16]" office:value-type="currency" office:currency="ZAR" office:value="80.5" calcext:value-type="currency">
            <text:p>R 80,50</text:p>
          </table:table-cell>
          <table:table-cell table:style-name="ce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TM32L071KBT6</text:p>
          </table:table-cell>
          <table:table-cell table:style-name="ce2" office:value-type="string" calcext:value-type="string">
            <text:p>Digikey SA</text:p>
          </table:table-cell>
          <table:table-cell table:style-name="ce2" office:value-type="string" calcext:value-type="string">
            <text:p>497-18577-ND</text:p>
          </table:table-cell>
          <table:table-cell table:style-name="ce7" office:value-type="currency" office:currency="ZAR" office:value="74.73" calcext:value-type="currency">
            <text:p>R 74,73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G17]*[.H17]" office:value-type="currency" office:currency="ZAR" office:value="74.73" calcext:value-type="currency">
            <text:p>R 74,73</text:p>
          </table:table-cell>
          <table:table-cell table:style-name="ce2" office:value-type="string" calcext:value-type="string">
            <text:p>Package_QFP:LQFP-32_7x7mm_P0.8mm</text:p>
          </table:table-cell>
        </table:table-row>
        <table:table-row table:style-name="ro1">
          <table:table-cell table:number-columns-repeated="8"/>
          <table:table-cell table:style-name="ce8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5"/>
          <table:table-cell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13P0" style:volatile="true" number:language="en" number:country="ZA">
      <number:currency-symbol>R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en" number:country="ZA">
      <style:text-properties fo:color="#ff0000"/>
      <number:currency-symbol>R</number:currency-symbol>
      <number:text>-</number:text>
      <number:number number:decimal-places="2" number:min-decimal-places="2" number:min-integer-digits="1" number:grouping="true"/>
      <style:map style:condition="value()&gt;=0" style:apply-style-name="N10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5T13:43:47.170000000</dc:date>
    <meta:editing-duration>PT2H5M9S</meta:editing-duration>
    <meta:editing-cycles>18</meta:editing-cycles>
    <meta:generator>LibreOffice/7.1.1.2$Windows_X86_64 LibreOffice_project/fe0b08f4af1bacafe4c7ecc87ce55bb426164676</meta:generator>
    <meta:document-statistic meta:table-count="1" meta:cell-count="138" meta:object-count="0"/>
  </office:meta>
</office:document-meta>
</file>